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45in"/>
    </style:style>
    <style:style style:name="co2" style:family="table-column">
      <style:table-column-properties fo:break-before="auto" style:column-width="2.8311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3.539in"/>
    </style:style>
    <style:style style:name="co6" style:family="table-column">
      <style:table-column-properties fo:break-before="auto" style:column-width="4.600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rection="lt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 (USD)</text:p>
          </table:table-cell>
          <table:table-cell table:style-name="Default" office:value-type="string" calcext:value-type="string">
            <text:p>Link</text:p>
          </table:table-cell>
          <table:table-cell office:value-type="string" calcext:value-type="string">
            <text:p>Distributor</text:p>
          </table:table-cell>
        </table:table-row>
        <table:table-row table:style-name="ro1">
          <table:table-cell office:value-type="string" calcext:value-type="string">
            <text:p>0.1uF capacitor</text:p>
          </table:table-cell>
          <table:table-cell office:value-type="string" calcext:value-type="string">
            <text:p>power smoothing</text:p>
          </table:table-cell>
          <table:table-cell office:value-type="float" office:value="23" calcext:value-type="float">
            <text:p>2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https://www.digikey.com/en/products/detail/murata-electronics/GRM022D80G104ME15L/5027471?s=N4IgTCBcDaICwE4AMBaAjEgzADgGzpQDkAREAXQF8g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3.3V LDO</text:p>
          </table:table-cell>
          <table:table-cell office:value-type="string" calcext:value-type="string">
            <text:p>Power regulation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https://www.digikey.com/en/products/detail/stmicroelectronics/LD1117S33CTR/585765?s=N4IgTCBcDaIDIBECMKDsBlAzJgwgFQCUQBdAXyA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2.5V LDO</text:p>
          </table:table-cell>
          <table:table-cell office:value-type="string" calcext:value-type="string">
            <text:p>Power regulation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https://www.digikey.com/en/products/detail/stmicroelectronics/LD1117S25CTR/585764?s=N4IgTCBcDaIDIBECMKDsBlMBWAwgFQCUQBdAXyA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Green LED</text:p>
          </table:table-cell>
          <table:table-cell office:value-type="string" calcext:value-type="string">
            <text:p>Indicator Light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https://www.digikey.com/en/products/detail/w%C3%BCrth-elektronik/155124GS73200A/8557187?s=N4IgTCBcDaIOwGYwFoCMYAMYWuQOQBEQBdAXyA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Lattice ECP5 FPGA</text:p>
          </table:table-cell>
          <table:table-cell office:value-type="string" calcext:value-type="string">
            <text:p>Main MCU</text:p>
          </table:table-cell>
          <table:table-cell office:value-type="float" office:value="1" calcext:value-type="float">
            <text:p>1</text:p>
          </table:table-cell>
          <table:table-cell office:value-type="float" office:value="19.55" calcext:value-type="float">
            <text:p>19.55</text:p>
          </table:table-cell>
          <table:table-cell office:value-type="string" calcext:value-type="string">
            <text:p>https://www.mouser.com/ProductDetail/Lattice/LFE5U-25F-6TG144C?qs=TuK3vfAjtkUJ2XBiIF%2F%2FCA%3D%3D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MicroSD card Slot</text:p>
          </table:table-cell>
          <table:table-cell office:value-type="string" calcext:value-type="string">
            <text:p>Hold a MicroSD card for data</text:p>
          </table:table-cell>
          <table:table-cell office:value-type="float" office:value="1" calcext:value-type="float">
            <text:p>1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https://www.digikey.com/en/products/detail/hirose-electric-co-ltd/DM3CS-SF/2602739?s=N4IgTCBcDaIBICUCMBOA7GAwgFQLQDkAREAXQF8g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USB-C connector</text:p>
          </table:table-cell>
          <table:table-cell office:value-type="string" calcext:value-type="string">
            <text:p>Provides power and data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https://www.digikey.com/en/products/detail/hirose-electric-co-ltd/CX90BW1-24P1/22566049?s=N4IgTCBcDa4GwFoDCANAnABgEIHUCMCYALAAp5IAqCAcgCIgC6AvkA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P-Channel Mosfet</text:p>
          </table:table-cell>
          <table:table-cell office:value-type="string" calcext:value-type="string">
            <text:p>Resets MicroSD card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https://www.digikey.com/en/products/detail/infineon-technologies/BSS84PH6327XTSA2/5413661?s=N4IgTCBcDaIEIGUEA4AsAFAEgNgMxgHYANAFQQEEwBhEgWgDkAREAXQF8g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10K resistors</text:p>
          </table:table-cell>
          <table:table-cell office:value-type="string" calcext:value-type="string">
            <text:p>Voltage smoothing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K resistors</text:p>
          </table:table-cell>
          <table:table-cell office:value-type="string" calcext:value-type="string">
            <text:p>Voltage smoothing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https://www.digikey.com/en/products/detail/yageo/RC0402FR-075K1L/726624?s=N4IgTCBcDaIMwEYEFoCsA6BAGA0gGQCUBhAFWQDkAREAXQF8g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4.7K resistors</text:p>
          </table:table-cell>
          <table:table-cell office:value-type="string" calcext:value-type="string">
            <text:p>Voltage smoothing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https://www.digikey.com/en/products/detail/yageo/RC0402JR-074K7L/726477?s=N4IgTCBcDaIMwEYEFoAsA6A7AaQFICUBhAFWQDkAREAXQF8g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47 OHM resistors</text:p>
          </table:table-cell>
          <table:table-cell office:value-type="string" calcext:value-type="string">
            <text:p>Logic Filtering</text:p>
          </table:table-cell>
          <table:table-cell office:value-type="float" office:value="78" calcext:value-type="float">
            <text:p>78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https://www.digikey.com/en/products/detail/rohm-semiconductor/KTR10EZPJ470/1763409?s=N4IgTCBcDaIEoAkCyAWA7AIQMIBUC0AcgCIgC6AvkA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Tactile Switch</text:p>
          </table:table-cell>
          <table:table-cell office:value-type="string" calcext:value-type="string">
            <text:p>Reset Button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https://www.digikey.com/en/products/detail/omron-electronics-inc-emc-div/B3F-1000/33150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3 Position DIP switch</text:p>
          </table:table-cell>
          <table:table-cell office:value-type="string" calcext:value-type="string">
            <text:p>FPGA State Control</text:p>
          </table:table-cell>
          <table:table-cell office:value-type="float" office:value="1" calcext:value-type="float">
            <text:p>1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https://www.digikey.com/en/products/detail/w%C3%BCrth-elektronik/416131160803/3174527?s=N4IgTCBcDaIOwGYwFoAsBGAbOh6sAYAOfBAYQBVkA5AERAF0BfIA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32MB SDRAM</text:p>
          </table:table-cell>
          <table:table-cell office:value-type="string" calcext:value-type="string">
            <text:p>RAM for RISCV CPU core</text:p>
          </table:table-cell>
          <table:table-cell office:value-type="float" office:value="2" calcext:value-type="float">
            <text:p>2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https://www.digikey.com/en/products/detail/winbond-electronics/W9825G6KH-6/5001919?s=N4IgTCBcDaIOoE4AcYCsBxAbAaQBIFpN8A5AERAF0BfIA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1.2V LDO</text:p>
          </table:table-cell>
          <table:table-cell office:value-type="string" calcext:value-type="string">
            <text:p>Power regulation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https://www.digikey.com/en/products/detail/stmicroelectronics/LD1117S12CTR/1880164?s=N4IgTCBcDaIDIBECMKDsBlJYDCAVASiALoC%2BQA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16MB SPI flash</text:p>
          </table:table-cell>
          <table:table-cell office:value-type="string" calcext:value-type="string">
            <text:p>FPGA STATE data and RISC-V microcode</text:p>
          </table:table-cell>
          <table:table-cell office:value-type="float" office:value="1" calcext:value-type="float">
            <text:p>1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https://www.digikey.com/en/products/detail/winbond-electronics/W25Q128JVSIQ-TR/5803944?s=N4IgTCBcDa4KwDYC0B1McCKBGMAOAUgGoDKAkhgCoBKAwhUgHIAiIAugL5A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P2102 USB&gt;UART</text:p>
          </table:table-cell>
          <table:table-cell office:value-type="string" calcext:value-type="string">
            <text:p>provides uart over usb from FPGA</text:p>
          </table:table-cell>
          <table:table-cell office:value-type="float" office:value="1" calcext:value-type="float">
            <text:p>1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https://www.digikey.com/en/products/detail/silicon-labs/CP2102N-A02-GQFN24R/9863479?s=N4IgTCBcDaIMxwGwFoCsAOTyCMyByAIiALoC%2BQA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25MHZ clock</text:p>
          </table:table-cell>
          <table:table-cell office:value-type="string" calcext:value-type="string">
            <text:p>provides a base clock for the FPGA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https://www.digikey.com/en/products/detail/abracon-llc/ASE-25-000MHZ-L-C-T/1236885?s=N4IgTCBcDaIKwGY4FoCCBlAosscB0ADEQLIASAWsgDLIDCyAKrQ8gHIAiIAugL5A</text:p>
          </table:table-cell>
          <table:table-cell office:value-type="string" calcext:value-type="string">
            <text:p>Digikey</text:p>
          </table:table-cell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5T11:51:13.565020382</meta:creation-date>
    <dc:date>2026-04-05T12:36:59.576364690</dc:date>
    <meta:editing-duration>PT8M40S</meta:editing-duration>
    <meta:editing-cycles>1</meta:editing-cycles>
    <meta:document-statistic meta:table-count="1" meta:cell-count="118" meta:object-count="0"/>
    <meta:generator>LibreOffice/26.2.2.2$Linux_X86_64 LibreOffice_project/620$Build-2</meta:generator>
  </office:meta>
</office:document-meta>
</file>